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" style:family="paragraph" style:parent-style-name="Standard">
      <style:paragraph-properties fo:text-align="justify" style:justify-single-word="false"/>
      <style:text-properties fo:color="#0000ff" style:font-name="Comic Sans MS" fo:font-size="14pt" fo:font-weight="bold" officeooo:paragraph-rsid="000c0bbc" style:font-name-asian="Comic Sans MS1" style:font-size-asian="14pt" style:font-weight-asian="bold" style:font-name-complex="Comic Sans MS1" style:font-size-complex="14pt"/>
    </style:style>
    <style:style style:name="P4" style:family="paragraph" style:parent-style-name="Standard">
      <style:paragraph-properties fo:line-height="100%" fo:orphans="0" fo:widows="0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5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b6488" officeooo:paragraph-rsid="000b6488" style:font-name-asian="Comic Sans MS1" style:font-size-asian="14pt" style:font-weight-asian="bold" style:font-name-complex="Comic Sans MS1" style:font-size-complex="14pt"/>
    </style:style>
    <style:style style:name="P6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c16a6" officeooo:paragraph-rsid="000c16a6" style:font-name-asian="Comic Sans MS1" style:font-size-asian="14pt" style:font-weight-asian="bold" style:font-name-complex="Comic Sans MS1" style:font-size-complex="14pt"/>
    </style:style>
    <style:style style:name="P7" style:family="paragraph" style:parent-style-name="Standard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1" style:family="paragraph" style:parent-style-name="Standard">
      <style:paragraph-properties fo:line-height="100%" fo:orphans="0" fo:widows="0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2" style:family="paragraph" style:parent-style-name="Standard">
      <style:text-properties officeooo:paragraph-rsid="000c0bbc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8" style:family="paragraph" style:parent-style-name="Standard" style:master-page-name="Standard">
      <style:paragraph-properties fo:text-align="justify" style:justify-single-word="false" style:page-number="1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size="14pt" fo:font-weight="bold" officeooo:paragraph-rsid="000c16a6" style:font-name-asian="Comic Sans MS1" style:font-size-asian="14pt" style:font-weight-asian="bold" style:font-name-complex="Comic Sans MS1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2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2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2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2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1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ff0000" style:font-name="Comic Sans MS" fo:font-size="14pt" style:text-underline-style="solid" style:text-underline-width="auto" style:text-underline-color="font-color" fo:font-weight="bold" style:font-name-asian="Comic Sans MS1" style:font-size-asian="14pt" style:font-weight-asian="bold" style:font-name-complex="Comic Sans MS1" style:font-size-complex="14pt"/>
    </style:style>
    <style:style style:name="T3" style:family="text">
      <style:text-properties fo:color="#ff0000" style:font-name="Comic Sans MS" fo:font-size="14pt" fo:font-style="italic" fo:font-weight="bold" style:font-name-asian="Comic Sans MS1" style:font-size-asian="14pt" style:font-weight-asian="bold" style:font-name-complex="Comic Sans MS1" style:font-size-complex="14pt"/>
    </style:style>
    <style:style style:name="T4" style:family="text">
      <style:text-properties fo:color="#ff0000" style:font-name="Comic Sans MS" fo:font-size="14pt" fo:font-style="italic" fo:font-weight="bold" officeooo:rsid="000c16a6" style:font-name-asian="Comic Sans MS1" style:font-size-asian="14pt" style:font-weight-asian="bold" style:font-name-complex="Comic Sans MS1" style:font-size-complex="14pt"/>
    </style:style>
    <style:style style:name="T5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6" style:family="text">
      <style:text-properties fo:color="#0000ff" style:text-position="super 58%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7" style:family="text">
      <style:text-properties fo:color="#0000ff" style:font-name="MathJax Math" fo:font-size="14pt" fo:font-style="italic" fo:font-weight="bold" style:font-name-asian="Comic Sans MS1" style:font-size-asian="14pt" style:font-weight-asian="bold" style:font-name-complex="Comic Sans MS1" style:font-size-complex="14pt"/>
    </style:style>
    <style:style style:name="T8" style:family="text">
      <style:text-properties fo:color="#0000ff" style:font-name="MathJax Math" fo:font-size="14pt" fo:font-style="italic" fo:font-weight="bold" officeooo:rsid="000c16a6" style:font-name-asian="Comic Sans MS1" style:font-size-asian="14pt" style:font-weight-asian="bold" style:font-name-complex="Comic Sans MS1" style:font-size-complex="14pt"/>
    </style:style>
    <style:style style:name="T9" style:family="text">
      <style:text-properties fo:color="#0000ff" style:font-name="MathJax Main" fo:font-size="14pt" fo:font-weight="bold" style:font-name-asian="Comic Sans MS1" style:font-size-asian="14pt" style:font-weight-asian="bold" style:font-name-complex="Comic Sans MS1" style:font-size-complex="14pt"/>
    </style:style>
    <style:style style:name="T10" style:family="text">
      <style:text-properties fo:color="#0000ff" style:font-name="MathJax Main" fo:font-size="14pt" fo:font-style="italic" fo:font-weight="bold" style:font-name-asian="Comic Sans MS1" style:font-size-asian="14pt" style:font-weight-asian="bold" style:font-name-complex="Comic Sans MS1" style:font-size-complex="14pt"/>
    </style:style>
    <style:style style:name="T11" style:family="text"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ES2</text:span><text:span text:style-name="T5"> - Completar os programas em C++ e preparar tabelas como a mostrada abaixo, para:</text:span></text:p>
      <text:p text:style-name="P13">SELECAO</text:p>
      <text:p text:style-name="P14">INSERCAO1</text:p>
      <text:p text:style-name="P15">INSERCAO2</text:p>
      <text:p text:style-name="P2"/>
      <text:p text:style-name="P10">Dicas:</text:p>
      <text:list xml:id="list571959454" text:style-name="WWNum1">
        <text:list-item>
          <text:p text:style-name="P21">O aluno deve ter em casa um compilador para C++.</text:p>
        </text:list-item>
        <text:list-item>
          <text:p text:style-name="P22">Se estiver no ambiente Linux, é ideal usar o GEANY.</text:p>
        </text:list-item>
        <text:list-item>
          <text:p text:style-name="P23">Em ambiente Windows, o ideal é baixar o DEVC++.</text:p>
        </text:list-item>
        <text:list-item>
          <text:p text:style-name="P24">Se não tiver como baixar um compilador, usar o IDEONE.</text:p>
        </text:list-item>
      </text:list>
      <text:p text:style-name="P2"/>
      <text:p text:style-name="P1"><text:span text:style-name="T11">O exercício para </text:span><text:span text:style-name="T1">SELECAO </text:span><text:span text:style-name="T11">será feito pelo professor em sala. Os resultados obtidos são os seguintes: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6">n =</text:p>
          </table:table-cell>
          <table:table-cell table:style-name="Table1.A1" office:value-type="string">
            <text:p text:style-name="P16">comp =</text:p>
          </table:table-cell>
        </table:table-row>
        <table:table-row table:style-name="Table1.1"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45</text:p>
          </table:table-cell>
        </table:table-row>
        <table:table-row table:style-name="Table1.1">
          <table:table-cell table:style-name="Table1.A1" office:value-type="string">
            <text:p text:style-name="P17">100</text:p>
          </table:table-cell>
          <table:table-cell table:style-name="Table1.A1" office:value-type="string">
            <text:p text:style-name="P17">4950</text:p>
          </table:table-cell>
        </table:table-row>
        <table:table-row table:style-name="Table1.1">
          <table:table-cell table:style-name="Table1.A1" office:value-type="string">
            <text:p text:style-name="P17">1000</text:p>
          </table:table-cell>
          <table:table-cell table:style-name="Table1.A1" office:value-type="string">
            <text:p text:style-name="P17">499500</text:p>
          </table:table-cell>
        </table:table-row>
        <table:table-row table:style-name="Table1.1">
          <table:table-cell table:style-name="Table1.A1" office:value-type="string">
            <text:p text:style-name="P17">10000</text:p>
          </table:table-cell>
          <table:table-cell table:style-name="Table1.A1" office:value-type="string">
            <text:p text:style-name="P17">49995000</text:p>
          </table:table-cell>
        </table:table-row>
        <table:table-row table:style-name="Table1.1">
          <table:table-cell table:style-name="Table1.A1" office:value-type="string">
            <text:p text:style-name="P17">100000</text:p>
          </table:table-cell>
          <table:table-cell table:style-name="Table1.A1" office:value-type="string">
            <text:p text:style-name="P17">4999950000</text:p>
          </table:table-cell>
        </table:table-row>
      </table:table>
      <text:p text:style-name="P2"/>
      <text:p text:style-name="P9">O ajuste de uma função com esses 5 pontos, feitos usando o site:</text:p>
      <text:p text:style-name="P1"><text:a xlink:type="simple" xlink:href="https://pt.planetcalc.com/5992/" text:style-name="ListLabel_20_10" text:visited-style-name="ListLabel_20_10"><text:span text:style-name="T2">https://pt.planetcalc.com/5992/</text:span></text:a></text:p>
      <text:p text:style-name="P9">mostra <text:s/>que o melhor ajuste é a função:</text:p>
      <text:p text:style-name="P2"/>
      <text:p text:style-name="Standard"><text:span text:style-name="T5">t(n) = 0.5 n</text:span><text:span text:style-name="T6">2</text:span><text:span text:style-name="T5"> -0.5n, <text:s/></text:span><text:span text:style-name="T1">com erro relativo de 0% (!!)</text:span></text:p>
      <text:p text:style-name="P7"/>
      <text:p text:style-name="P7"/>
      <text:p text:style-name="P7"/>
      <text:p text:style-name="P1"><text:span text:style-name="T11">Os seguintes resultados foram obtidos para </text:span><text:span text:style-name="T1">INSERCAO1</text:span><text:span text:style-name="T11">:</text:span></text:p>
      <text:p text:style-name="P2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11">n =</text:p>
          </table:table-cell>
          <table:table-cell table:style-name="Table2.A1" office:value-type="string">
            <text:p text:style-name="P11">comp =</text:p>
          </table:table-cell>
        </table:table-row>
        <table:table-row table:style-name="Table2.1"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5">15</text:p>
          </table:table-cell>
        </table:table-row>
        <table:table-row table:style-name="Table2.1"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5">1275</text:p>
          </table:table-cell>
        </table:table-row>
        <table:table-row table:style-name="Table2.1">
          <table:table-cell table:style-name="Table2.A1" office:value-type="string">
            <text:p text:style-name="P4">1000</text:p>
          </table:table-cell>
          <table:table-cell table:style-name="Table2.A1" office:value-type="string">
            <text:p text:style-name="P5">125250</text:p>
          </table:table-cell>
        </table:table-row>
        <table:table-row table:style-name="Table2.1">
          <table:table-cell table:style-name="Table2.A1" office:value-type="string">
            <text:p text:style-name="P4">10000</text:p>
          </table:table-cell>
          <table:table-cell table:style-name="Table2.A1" office:value-type="string">
            <text:p text:style-name="P5">12502500</text:p>
          </table:table-cell>
        </table:table-row>
        <table:table-row table:style-name="Table2.1">
          <table:table-cell table:style-name="Table2.A1" office:value-type="string">
            <text:p text:style-name="P4">100000</text:p>
          </table:table-cell>
          <table:table-cell table:style-name="Table2.A1" office:value-type="string">
            <text:p text:style-name="P5">1250025000</text:p>
          </table:table-cell>
        </table:table-row>
      </table:table>
      <text:p text:style-name="P8"/>
      <text:p text:style-name="P9"/>
      <text:p text:style-name="P1"><text:span text:style-name="T11">Os seguintes resultados foram obtidos para </text:span><text:span text:style-name="T1">INSERCAO2</text:span><text:span text:style-name="T11">:</text:span></text:p>
      <text:p text:style-name="P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>n =</text:p>
          </table:table-cell>
          <table:table-cell table:style-name="Table3.A1" office:value-type="string">
            <text:p text:style-name="P11">comp =</text:p>
          </table:table-cell>
        </table:table-row>
        <table:table-row table:style-name="Table3.1"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P6">9</text:p>
          </table:table-cell>
        </table:table-row>
        <table:table-row table:style-name="Table3.1">
          <table:table-cell table:style-name="Table3.A1" office:value-type="string">
            <text:p text:style-name="P4">100</text:p>
          </table:table-cell>
          <table:table-cell table:style-name="Table3.A1" office:value-type="string">
            <text:p text:style-name="P6">99</text:p>
          </table:table-cell>
        </table:table-row>
        <table:table-row table:style-name="Table3.1">
          <table:table-cell table:style-name="Table3.A1" office:value-type="string">
            <text:p text:style-name="P4">1000</text:p>
          </table:table-cell>
          <table:table-cell table:style-name="Table3.A1" office:value-type="string">
            <text:p text:style-name="P6">999</text:p>
          </table:table-cell>
        </table:table-row>
        <table:table-row table:style-name="Table3.1">
          <table:table-cell table:style-name="Table3.A1" office:value-type="string">
            <text:p text:style-name="P4">10000</text:p>
          </table:table-cell>
          <table:table-cell table:style-name="Table3.A1" office:value-type="string">
            <text:p text:style-name="P6">9999</text:p>
          </table:table-cell>
        </table:table-row>
        <table:table-row table:style-name="Table3.1">
          <table:table-cell table:style-name="Table3.A1" office:value-type="string">
            <text:p text:style-name="P4">100000</text:p>
          </table:table-cell>
          <table:table-cell table:style-name="Table3.A1" office:value-type="string">
            <text:p text:style-name="P6">99999</text:p>
          </table:table-cell>
        </table:table-row>
      </table:table>
      <text:p text:style-name="P8"/>
      <text:p text:style-name="P1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0000" style:font-name="Comic Sans MS" fo:font-family="'Comic Sans MS'" style:font-family-generic="roman" style:font-pitch="variable" fo:font-size="14pt" style:text-underline-style="solid" style:text-underline-width="auto" style:text-underline-color="font-color" fo:font-weight="bold" style:font-name-asian="Comic Sans MS1" style:font-family-asian="'Comic Sans MS'" style:font-family-generic-asian="system" style:font-pitch-asian="variable" style:font-size-asian="14pt" style:font-weight-asian="bold" style:font-name-complex="Comic Sans MS1" style:font-family-complex="'Comic Sans M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5T20:48:32.478782162</dc:date>
    <meta:editing-duration>PT1M8S</meta:editing-duration>
    <meta:editing-cycles>2</meta:editing-cycles>
    <meta:document-statistic meta:table-count="3" meta:image-count="0" meta:object-count="0" meta:page-count="2" meta:paragraph-count="52" meta:word-count="167" meta:character-count="874" meta:non-whitespace-character-count="761"/>
  </office:meta>
</office:document-meta>
</file>